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covs58" style:family="table">
      <style:table-properties style:width="16.002cm" table:align="margins" style:writing-mode="lr-tb"/>
    </style:style>
    <style:style style:name="Decisionscovs58.A" style:family="table-column">
      <style:table-column-properties style:column-width="5.334cm" style:rel-column-width="21844*"/>
    </style:style>
    <style:style style:name="Decisionscovs58.B" style:family="table-column">
      <style:table-column-properties style:column-width="5.334cm" style:rel-column-width="21845*"/>
    </style:style>
    <style:style style:name="Decisionscovs58.C" style:family="table-column">
      <style:table-column-properties style:column-width="5.334cm" style:rel-column-width="21846*"/>
    </style:style>
    <style:style style:name="Decisionscovs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covs58.C1" style:family="table-cell">
      <style:table-cell-properties fo:padding="0.097cm" fo:border="0.002cm solid #000000"/>
    </style:style>
    <style:style style:name="Decisionscovs58.A2" style:family="table-cell">
      <style:table-cell-properties fo:padding="0.097cm" fo:border-left="0.002cm solid #000000" fo:border-right="none" fo:border-top="none" fo:border-bottom="0.002cm solid #000000"/>
    </style:style>
    <style:style style:name="Decisionscovs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5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Standard">
      <style:paragraph-properties fo:margin-left="7.493cm" fo:margin-right="0cm" fo:text-indent="1.249cm" style:auto-text-indent="false" style:writing-mode="lr-tb"/>
    </style:style>
    <style:style style:name="P28" style:family="paragraph" style:parent-style-name="header" style:master-page-name="Standard">
      <style:paragraph-properties style:page-number="auto" style:writing-mode="lr-tb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float" office:value="36525" text:name="cov58_datecommission"/>
        <text:user-field-decl office:value-type="string" office:string-value="" text:name="personne_qual"/>
        <text:user-field-decl office:value-type="string" office:string-value="" text:name="themecov58_name"/>
        <text:user-field-decl office:value-type="string" office:string-value="" text:name="propoorientationcov58_decisioncov"/>
        <text:user-field-decl office:value-type="string" office:string-value="" text:name="propocontratinsertioncov58_decisioncov"/>
      </text:user-field-decls>
      <text:p text:style-name="P28"/>
      <text:p text:style-name="P10"/>
      <text:p text:style-name="P12">Responsable :</text:p>
      <text:p text:style-name="P12">Xxxxx YYYYYYYY </text:p>
      <text:p text:style-name="P11">Coordonnateur Technique</text:p>
      <text:p text:style-name="P16"/>
      <text:p text:style-name="P13">Secrétariat : 01.23.45.67.89 ou 09.87.65.43.21</text:p>
      <text:p text:style-name="P20"/>
      <text:p text:style-name="P1"/>
      <text:p text:style-name="P27">Le <text:date style:data-style-name="N76" text:date-value="2011-02-08T15:54:55" text:fixed="true">8 février 2011</text:date>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1"><text:tab/></text:span>PROCES VERBAL DE SEANCE DU <text:user-field-get style:data-style-name="N76" text:name="cov58_datecommission">31 décembre 1999</text:user-field-get></text:h>
      <text:h text:style-name="P6" text:outline-level="1"><text:s text:c="10"/>Commission d'Orientation et de Validation</text:h>
      <text:p text:style-name="P14"><text:s/></text:p>
      <text:p text:style-name="P15"><text:tab/> <text:s text:c="5"/></text:p>
      <text:p text:style-name="P17"><text:tab/><text:span text:style-name="T2"> <text:s text:c="2"/></text:span></text:p>
      <text:p text:style-name="P19"/>
      <text:p text:style-name="P25"><text:tab/></text:p>
      <text:p text:style-name="P2"/>
      <text:p text:style-name="P24">Le 22 octobre 2010, à 9h00, la Commission d'Orientation et de Validation se réunira à la Mission Locale Nevers Sud Nivernais NEVERS, en vue de procéder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5">LES PROPOSITIONS SONT LES SUIVANTES :</text:p>
      <text:p text:style-name="P4"/>
      <table:table table:name="Decisionscovs58" table:style-name="Decisionscovs58">
        <table:table-column table:style-name="Decisionscovs58.A"/>
        <table:table-column table:style-name="Decisionscovs58.B"/>
        <table:table-column table:style-name="Decisionscovs58.C"/>
        <table:table-header-rows>
          <table:table-row>
            <table:table-cell table:style-name="Decisionscovs58.A1" office:value-type="string">
              <text:p text:style-name="Table_20_Heading">Nom</text:p>
            </table:table-cell>
            <table:table-cell table:style-name="Decisionscovs58.A1" office:value-type="string">
              <text:p text:style-name="Table_20_Heading">Thématique</text:p>
            </table:table-cell>
            <table:table-cell table:style-name="Decisionscovs58.C1" office:value-type="string">
              <text:p text:style-name="Table_20_Heading">Avis</text:p>
            </table:table-cell>
          </table:table-row>
        </table:table-header-rows>
        <table:table-row>
          <table:table-cell table:style-name="Decisionscovs58.A2" office:value-type="string">
            <text:p text:style-name="P26"><text:user-field-get text:name="personne_qual"/> <text:user-field-get text:name="personne_prenom"/> <text:user-field-get text:name="personne_nom"/></text:p>
          </table:table-cell>
          <table:table-cell table:style-name="Decisionscovs58.A2" office:value-type="string">
            <text:p text:style-name="P26"><text:user-field-get text:name="themecov58_name"/></text:p>
          </table:table-cell>
          <table:table-cell table:style-name="Decisionscovs58.C2" office:value-type="string">
            <text:p text:style-name="P26"><text:user-field-get text:name="propoorientationcov58_decisioncov"/><text:user-field-get text:name="propocontratinsertioncov58_decisioncov"/></text:p>
          </table:table-cell>
        </table:table-row>
      </table:table>
      <text:p text:style-name="P5"/>
      <text:p text:style-name="P1"/>
      <text:p text:style-name="P22">L'ordre du jour étant épuisé, le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3"><text:tab/><text:tab/> <text:s text:c="28"/>Le Coordonnateur Techn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Unix LibreOffice_project/330m19$Build-202</meta:generator>
    <dc:date>2011-06-06T17:12:16</dc:date>
    <dc:creator>gdumont </dc:creator>
    <meta:editing-duration>PT8H41M47S</meta:editing-duration>
    <meta:editing-cycles>40</meta:editing-cycles>
    <meta:document-statistic meta:table-count="1" meta:image-count="0" meta:object-count="0" meta:page-count="1" meta:paragraph-count="22" meta:word-count="110" meta:character-count="765"/>
  </office:meta>
</office:document-meta>
</file>